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ystem-ui" svg:font-family="system-ui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2602in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.2602in" fo:orphans="2" fo:widows="2" fo:text-indent="0in" style:auto-text-indent="false"/>
      <style:text-properties fo:font-variant="normal" fo:text-transform="none" fo:color="#222222" style:font-name="system-ui" fo:font-size="10.5pt" fo:letter-spacing="normal" fo:font-style="normal" fo:font-weight="normal"/>
    </style:style>
    <style:style style:name="P3" style:family="paragraph" style:parent-style-name="Text_20_body" style:list-style-name="L15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4" style:family="paragraph" style:parent-style-name="Text_20_body" style:list-style-name="L16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5" style:family="paragraph" style:parent-style-name="Text_20_body" style:list-style-name="L17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6" style:family="paragraph" style:parent-style-name="Text_20_body" style:list-style-name="L18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7" style:family="paragraph" style:parent-style-name="Text_20_body" style:list-style-name="L19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8" style:family="paragraph" style:parent-style-name="Text_20_body" style:list-style-name="L20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9" style:family="paragraph" style:parent-style-name="Text_20_body" style:list-style-name="L21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0" style:family="paragraph" style:parent-style-name="Text_20_body" style:list-style-name="L22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1" style:family="paragraph" style:parent-style-name="Text_20_body" style:list-style-name="L23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2" style:family="paragraph" style:parent-style-name="Text_20_body" style:list-style-name="L24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3" style:family="paragraph" style:parent-style-name="Text_20_body" style:list-style-name="L25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4" style:family="paragraph" style:parent-style-name="Text_20_body" style:list-style-name="L26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5" style:family="paragraph" style:parent-style-name="Text_20_body" style:list-style-name="L27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6" style:family="paragraph" style:parent-style-name="Text_20_body" style:list-style-name="L28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7" style:family="paragraph" style:parent-style-name="Text_20_body" style:list-style-name="L29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8" style:family="paragraph" style:parent-style-name="Text_20_body" style:list-style-name="L15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9" style:family="paragraph" style:parent-style-name="Text_20_body" style:list-style-name="L16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0" style:family="paragraph" style:parent-style-name="Text_20_body" style:list-style-name="L17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1" style:family="paragraph" style:parent-style-name="Text_20_body" style:list-style-name="L18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2" style:family="paragraph" style:parent-style-name="Text_20_body" style:list-style-name="L19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3" style:family="paragraph" style:parent-style-name="Text_20_body" style:list-style-name="L20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4" style:family="paragraph" style:parent-style-name="Text_20_body" style:list-style-name="L21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5" style:family="paragraph" style:parent-style-name="Text_20_body" style:list-style-name="L22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6" style:family="paragraph" style:parent-style-name="Text_20_body" style:list-style-name="L23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7" style:family="paragraph" style:parent-style-name="Text_20_body" style:list-style-name="L24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8" style:family="paragraph" style:parent-style-name="Text_20_body" style:list-style-name="L25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9" style:family="paragraph" style:parent-style-name="Text_20_body" style:list-style-name="L26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0" style:family="paragraph" style:parent-style-name="Text_20_body" style:list-style-name="L27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1" style:family="paragraph" style:parent-style-name="Text_20_body" style:list-style-name="L28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2" style:family="paragraph" style:parent-style-name="Text_20_body" style:list-style-name="L29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3" style:family="paragraph" style:parent-style-name="Text_20_body" style:list-style-name="L29">
      <style:paragraph-properties fo:margin-top="0in" fo:margin-bottom="0.1043in" style:line-height-at-least="0.1874in" fo:orphans="2" fo:widows="2" fo:background-color="#eeeeee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4" style:family="paragraph" style:parent-style-name="Standard" style:list-style-name="L1"/>
    <style:style style:name="P35" style:family="paragraph" style:parent-style-name="Standard" style:list-style-name="L2"/>
    <style:style style:name="P36" style:family="paragraph" style:parent-style-name="Standard" style:list-style-name="L3"/>
    <style:style style:name="P37" style:family="paragraph" style:parent-style-name="Standard" style:list-style-name="L4"/>
    <style:style style:name="P38" style:family="paragraph" style:parent-style-name="Standard" style:list-style-name="L5"/>
    <style:style style:name="P39" style:family="paragraph" style:parent-style-name="Standard" style:list-style-name="L6"/>
    <style:style style:name="P40" style:family="paragraph" style:parent-style-name="Standard" style:list-style-name="L7"/>
    <style:style style:name="P41" style:family="paragraph" style:parent-style-name="Standard" style:list-style-name="L8"/>
    <style:style style:name="P42" style:family="paragraph" style:parent-style-name="Standard" style:list-style-name="L9"/>
    <style:style style:name="P43" style:family="paragraph" style:parent-style-name="Standard" style:list-style-name="L10"/>
    <style:style style:name="P44" style:family="paragraph" style:parent-style-name="Standard" style:list-style-name="L11"/>
    <style:style style:name="P45" style:family="paragraph" style:parent-style-name="Standard" style:list-style-name="L12"/>
    <style:style style:name="P46" style:family="paragraph" style:parent-style-name="Standard" style:list-style-name="L13"/>
    <style:style style:name="P47" style:family="paragraph" style:parent-style-name="Standard" style:list-style-name="L14"/>
    <style:style style:name="P48" style:family="paragraph" style:parent-style-name="Heading_20_3">
      <style:text-properties fo:font-variant="normal" fo:text-transform="none" fo:color="#222222" style:font-name="system-ui" fo:font-size="18pt" fo:letter-spacing="normal" fo:font-style="normal" fo:font-weight="bold"/>
    </style:style>
    <style:style style:name="P49" style:family="paragraph" style:parent-style-name="Heading_20_3">
      <style:paragraph-properties fo:margin-left="0in" fo:margin-right="0in" fo:margin-top="0in" fo:margin-bottom="0.1043in" style:line-height-at-least="0.2917in" fo:orphans="2" fo:widows="2" fo:text-indent="0in" style:auto-text-indent="false"/>
      <style:text-properties fo:font-variant="normal" fo:text-transform="none" fo:color="#222222" style:font-name="system-ui" fo:font-size="18pt" fo:letter-spacing="normal" fo:font-style="normal" fo:font-weight="bold"/>
    </style:style>
    <style:style style:name="P50" style:family="paragraph" style:parent-style-name="Heading_20_4">
      <style:paragraph-properties fo:margin-left="0in" fo:margin-right="0in" fo:margin-top="0in" fo:margin-bottom="0.1043in" style:line-height-at-least="0.2291in" fo:orphans="2" fo:widows="2" fo:text-indent="0in" style:auto-text-indent="false"/>
      <style:text-properties fo:font-variant="normal" fo:text-transform="none" fo:color="#222222" style:font-name="system-ui" fo:font-size="13.5pt" fo:letter-spacing="normal" fo:font-style="normal" fo:font-weight="bold"/>
    </style:style>
    <style:style style:name="T1" style:family="text">
      <style:text-properties fo:font-variant="normal" fo:text-transform="none" fo:color="#222222" style:font-name="system-ui" fo:font-size="10.5pt" fo:letter-spacing="normal" fo:font-style="normal" fo:font-weight="bold"/>
    </style:style>
    <style:style style:name="T2" style:family="text">
      <style:text-properties fo:font-variant="normal" fo:text-transform="none" fo:color="#222222" style:font-name="system-ui" fo:font-size="10.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8" text:outline-level="3">Angular Introduction</text:h>
      <text:list xml:id="list2268427281410891454" text:style-name="L15">
        <text:list-item>
          <text:p text:style-name="P3">What is Angular</text:p>
        </text:list-item>
        <text:list-item>
          <text:p text:style-name="P18">Angular advantage</text:p>
        </text:list-item>
        <text:list-item>
          <text:p text:style-name="P18">Angular Vs React Vs Vue</text:p>
        </text:list-item>
        <text:list-item>
          <text:p text:style-name="P18">Angular Versions</text:p>
        </text:list-item>
        <text:list-item>
          <text:p text:style-name="P18">Angular CLI</text:p>
        </text:list-item>
        <text:list-item>
          <text:p text:style-name="P18">Setup angular project and IDE (Integrated Development Environment)</text:p>
        </text:list-item>
      </text:list>
      <text:h text:style-name="P49" text:outline-level="3">Typescript</text:h>
      <text:p text:style-name="P1"><text:span text:style-name="Strong_20_Emphasis"><text:span text:style-name="T1">Typescript</text:span></text:span><text:span text:style-name="T2"> is a superset of JavaScript ES6. Its is among top 5 technologies as per Github surveys.</text:span></text:p>
      <text:list xml:id="list506511228327534781" text:style-name="L16">
        <text:list-item>
          <text:p text:style-name="P4">What is Typescript</text:p>
        </text:list-item>
        <text:list-item>
          <text:p text:style-name="P19">Types</text:p>
        </text:list-item>
        <text:list-item>
          <text:p text:style-name="P19">Typescript Classes</text:p>
        </text:list-item>
        <text:list-item>
          <text:p text:style-name="P19">Public and Private Access Modifiers</text:p>
        </text:list-item>
        <text:list-item>
          <text:p text:style-name="P19">Interface</text:p>
        </text:list-item>
        <text:list-item>
          <text:p text:style-name="P19">Inheritance</text:p>
        </text:list-item>
        <text:list-item>
          <text:p text:style-name="P19">Constants and scoped variables</text:p>
        </text:list-item>
        <text:list-item>
          <text:p text:style-name="P19">Modules</text:p>
        </text:list-item>
      </text:list>
      <text:h text:style-name="P49" text:outline-level="3">Angular Components</text:h>
      <text:list xml:id="list1241237621200511008" text:style-name="L17">
        <text:list-item>
          <text:p text:style-name="P5">Creating Components</text:p>
        </text:list-item>
        <text:list-item>
          <text:p text:style-name="P20">Templating</text:p>
        </text:list-item>
        <text:list-item>
          <text:p text:style-name="P20">Interpolation</text:p>
        </text:list-item>
        <text:list-item>
          <text:p text:style-name="P20">Property Binding</text:p>
        </text:list-item>
        <text:list-item>
          <text:p text:style-name="P20">Event Binding</text:p>
        </text:list-item>
        <text:list-item>
          <text:p text:style-name="P20">Two Way data binding</text:p>
        </text:list-item>
      </text:list>
      <text:h text:style-name="P49" text:outline-level="3">Angular Directives</text:h>
      <text:h text:style-name="P50" text:outline-level="4">Attribute Directives</text:h>
      <text:list xml:id="list8522226345254852963" text:style-name="L18">
        <text:list-item>
          <text:p text:style-name="P6">ngStyle</text:p>
        </text:list-item>
        <text:list-item>
          <text:p text:style-name="P21">ngClass</text:p>
        </text:list-item>
        <text:list-item>
          <text:p text:style-name="P21">ngModel</text:p>
        </text:list-item>
      </text:list>
      <text:h text:style-name="P50" text:outline-level="4"><text:soft-page-break/>Structural Directives</text:h>
      <text:list xml:id="list7364919289756308972" text:style-name="L19">
        <text:list-item>
          <text:p text:style-name="P7">ngIf</text:p>
        </text:list-item>
        <text:list-item>
          <text:p text:style-name="P22">@IF</text:p>
        </text:list-item>
        <text:list-item>
          <text:p text:style-name="P22">ngFor</text:p>
        </text:list-item>
        <text:list-item>
          <text:p text:style-name="P22">@For</text:p>
        </text:list-item>
        <text:list-item>
          <text:p text:style-name="P22">ngSwitch</text:p>
        </text:list-item>
        <text:list-item>
          <text:p text:style-name="P22">@Switch</text:p>
        </text:list-item>
      </text:list>
      <text:p text:style-name="P2">Creating Attribute directive</text:p>
      <text:h text:style-name="P49" text:outline-level="3">Nested Components</text:h>
      <text:list xml:id="list8115551414828556657" text:style-name="L20">
        <text:list-item>
          <text:p text:style-name="P8">Passing data to nested component</text:p>
        </text:list-item>
        <text:list-item>
          <text:p text:style-name="P23">Passing data to parent component</text:p>
        </text:list-item>
      </text:list>
      <text:h text:style-name="P49" text:outline-level="3">Advanced Components</text:h>
      <text:list xml:id="list4761453002820754344" text:style-name="L21">
        <text:list-item>
          <text:p text:style-name="P9">Component Lifecycle</text:p>
        </text:list-item>
        <text:list-item>
          <text:p text:style-name="P24">Element Ref</text:p>
        </text:list-item>
        <text:list-item>
          <text:p text:style-name="P24">Encapsulating Component Styles</text:p>
        </text:list-item>
      </text:list>
      <text:h text:style-name="P49" text:outline-level="3">Pipes</text:h>
      <text:list xml:id="list8326258267724587116" text:style-name="L22">
        <text:list-item>
          <text:p text:style-name="P10">Using inbuilt pipes</text:p>
        </text:list-item>
        <text:list-item>
          <text:p text:style-name="P25">Creating custom pipes</text:p>
        </text:list-item>
      </text:list>
      <text:h text:style-name="P50" text:outline-level="4">Forms</text:h>
      <text:list xml:id="list9048855707597393795" text:style-name="L23">
        <text:list-item>
          <text:p text:style-name="P11">Template Driven forms</text:p>
        </text:list-item>
        <text:list-item>
          <text:p text:style-name="P26">Reactive Forms</text:p>
        </text:list-item>
        <text:list-item>
          <text:p text:style-name="P26">Form validations</text:p>
        </text:list-item>
        <text:list-item>
          <text:p text:style-name="P26">Creating custom validations</text:p>
        </text:list-item>
      </text:list>
      <text:h text:style-name="P49" text:outline-level="3">Routing</text:h>
      <text:list xml:id="list4834880386515448576" text:style-name="L24">
        <text:list-item>
          <text:p text:style-name="P12">How routing works</text:p>
        </text:list-item>
        <text:list-item>
          <text:p text:style-name="P27">Configuring routes</text:p>
        </text:list-item>
        <text:list-item>
          <text:p text:style-name="P27">Redirecting route to another route</text:p>
        </text:list-item>
        <text:list-item>
          <text:p text:style-name="P27">Defining links</text:p>
        </text:list-item>
        <text:list-item>
          <text:p text:style-name="P27">Using route parameters</text:p>
        </text:list-item>
        <text:list-item>
          <text:p text:style-name="P27">Defining Child Routes</text:p>
        </text:list-item>
        <text:list-item>
          <text:p text:style-name="P27"><text:soft-page-break/>Controlling access to routes with Route Guard</text:p>
        </text:list-item>
        <text:list-item>
          <text:p text:style-name="P27">Activating a Route with code</text:p>
        </text:list-item>
      </text:list>
      <text:h text:style-name="P49" text:outline-level="3">Services</text:h>
      <text:list xml:id="list4832752261665178603" text:style-name="L25">
        <text:list-item>
          <text:p text:style-name="P13">Building Service</text:p>
        </text:list-item>
        <text:list-item>
          <text:p text:style-name="P28">Registering the service</text:p>
        </text:list-item>
        <text:list-item>
          <text:p text:style-name="P28">Injecting service</text:p>
        </text:list-item>
        <text:list-item>
          <text:p text:style-name="P28">Observables</text:p>
        </text:list-item>
        <text:list-item>
          <text:p text:style-name="P28">Retrieving data using HTTP</text:p>
        </text:list-item>
        <text:list-item>
          <text:p text:style-name="P28">Exception Handling</text:p>
        </text:list-item>
      </text:list>
      <text:h text:style-name="P49" text:outline-level="3">Modules</text:h>
      <text:list xml:id="list6072989785126860746" text:style-name="L26">
        <text:list-item>
          <text:p text:style-name="P14">Why Modules?</text:p>
        </text:list-item>
        <text:list-item>
          <text:p text:style-name="P29">Adding component, pipes and services</text:p>
        </text:list-item>
        <text:list-item>
          <text:p text:style-name="P29">Injecting and accessing Shared module's Components, Pipes &amp; Services</text:p>
        </text:list-item>
        <text:list-item>
          <text:p text:style-name="P29">Lazy loading module</text:p>
        </text:list-item>
      </text:list>
      <text:h text:style-name="P49" text:outline-level="3">Server Side Rendering</text:h>
      <text:list xml:id="list6954773973582115047" text:style-name="L27">
        <text:list-item>
          <text:p text:style-name="P15">SEO Problem in Angular Applications</text:p>
        </text:list-item>
        <text:list-item>
          <text:p text:style-name="P30">CSR Vs SSR</text:p>
        </text:list-item>
        <text:list-item>
          <text:p text:style-name="P30">What is Server Side Rendering?</text:p>
        </text:list-item>
        <text:list-item>
          <text:p text:style-name="P30">How to use Server Side Rendering</text:p>
        </text:list-item>
        <text:list-item>
          <text:p text:style-name="P30">Test SSR</text:p>
        </text:list-item>
      </text:list>
      <text:h text:style-name="P49" text:outline-level="3">Signals</text:h>
      <text:list xml:id="list2136949959420764876" text:style-name="L28">
        <text:list-item>
          <text:p text:style-name="P16">What are Signals</text:p>
        </text:list-item>
        <text:list-item>
          <text:p text:style-name="P31">Signals vs RxJS</text:p>
        </text:list-item>
        <text:list-item>
          <text:p text:style-name="P31">usage</text:p>
        </text:list-item>
      </text:list>
      <text:h text:style-name="P49" text:outline-level="3">Additional Topics</text:h>
      <text:list xml:id="list3244905569411700843" text:style-name="L29">
        <text:list-item>
          <text:p text:style-name="P17">Angular CLI</text:p>
        </text:list-item>
        <text:list-item>
          <text:p text:style-name="P32">Custom provider for existing Services</text:p>
        </text:list-item>
        <text:list-item>
          <text:p text:style-name="P32">Building and packaging for production</text:p>
        </text:list-item>
        <text:list-item>
          <text:p text:style-name="P32">Analyzing the bundle and refactoring</text:p>
        </text:list-item>
        <text:list-item>
          <text:p text:style-name="P32">AOT and JIT Compiler</text:p>
        </text:list-item>
        <text:list-item>
          <text:p text:style-name="P32"><text:soft-page-break/>Debugging and Testing</text:p>
        </text:list-item>
        <text:list-item>
          <text:p text:style-name="P33">Deployment in Production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ystem-ui" svg:font-family="system-ui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8-13T15:02:12.42</meta:creation-date>
    <dc:date>2025-08-13T15:03:55.91</dc:date>
    <dc:creator>Joseph Malone</dc:creator>
    <meta:editing-duration>PT47S</meta:editing-duration>
    <meta:editing-cycles>1</meta:editing-cycles>
    <meta:generator>OpenOffice/4.1.15$Win32 OpenOffice.org_project/4115m2$Build-9813</meta:generator>
    <meta:document-statistic meta:table-count="0" meta:image-count="0" meta:object-count="0" meta:page-count="4" meta:paragraph-count="91" meta:word-count="331" meta:character-count="1867"/>
  </office:meta>
</office:document-meta>
</file>